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22115c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2386bb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23c789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22115c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2386bb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23c789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22115c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19068f" officeooo:paragraph-rsid="002386bb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aacd6" officeooo:paragraph-rsid="001aacd6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23c789" officeooo:paragraph-rsid="0023c789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24dbe4" officeooo:paragraph-rsid="0024dbe4" style:font-weight-asian="bold" style:font-weight-complex="bold"/>
    </style:style>
    <style:style style:name="P14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19068f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2e76" officeooo:paragraph-rsid="001a2e76" style:font-weight-asian="normal" style:font-weight-complex="normal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9c43" officeooo:paragraph-rsid="001a9c43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29d" officeooo:paragraph-rsid="001aa29d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aacd6" style:font-weight-asian="normal" style:font-weight-complex="normal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cf84f" style:font-weight-asian="normal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page"/>
      <style:text-properties fo:font-weight="normal" officeooo:rsid="001aacd6" officeooo:paragraph-rsid="001aacd6" style:font-weight-asian="normal" style:font-weight-complex="normal"/>
    </style:style>
    <style:style style:name="P22" style:family="paragraph" style:parent-style-name="Standard">
      <style:paragraph-properties fo:line-height="100%" fo:text-align="center" style:justify-single-word="false" style:writing-mode="page"/>
      <style:text-properties fo:font-weight="normal" officeooo:rsid="001aacd6" officeooo:paragraph-rsid="001aacd6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2115c" officeooo:paragraph-rsid="0022115c" style:font-weight-asian="normal" style:font-weight-complex="normal"/>
    </style:style>
    <style:style style:name="P24" style:family="paragraph" style:parent-style-name="Standard">
      <style:paragraph-properties fo:line-height="100%" fo:text-align="center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2115c" officeooo:paragraph-rsid="0022115c" style:font-weight-asian="normal" style:font-weight-complex="normal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86bb" officeooo:paragraph-rsid="002386bb" style:font-weight-asian="normal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86bb" officeooo:paragraph-rsid="0026d974" style:font-weight-asian="normal" style:font-weight-complex="normal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3c789" style:font-weight-asian="normal" style:font-weight-complex="normal"/>
    </style:style>
    <style:style style:name="P28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6d974" style:font-weight-asian="normal" style:font-weight-complex="normal"/>
    </style:style>
    <style:style style:name="P29" style:family="paragraph" style:parent-style-name="Standard">
      <style:paragraph-properties fo:line-height="100%" fo:text-align="center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3c789" style:font-weight-asian="normal" style:font-weight-complex="normal"/>
    </style:style>
    <style:style style:name="P30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4dbe4" officeooo:paragraph-rsid="0024dbe4" style:font-weight-asian="normal" style:font-weight-complex="normal"/>
    </style:style>
    <style:style style:name="P31" style:family="paragraph" style:parent-style-name="Standard">
      <style:paragraph-properties fo:line-height="100%" fo:text-align="center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84542" officeooo:paragraph-rsid="00284542" style:font-weight-asian="normal" style:font-weight-complex="normal"/>
    </style:style>
    <style:style style:name="P3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19068f" fo:background-color="transparent" style:font-weight-asian="normal" style:font-weight-complex="normal"/>
    </style:style>
    <style:style style:name="P3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2e76" officeooo:paragraph-rsid="001a2e76" fo:background-color="transparent" style:font-weight-asian="normal" style:font-weight-complex="normal"/>
    </style:style>
    <style:style style:name="P34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22115c" style:font-weight-asian="bold" style:font-weight-complex="bold"/>
    </style:style>
    <style:style style:name="P35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2386bb" style:font-weight-asian="bold" style:font-weight-complex="bold"/>
    </style:style>
    <style:style style:name="P36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23c789" style:font-weight-asian="bold" style:font-weight-complex="bold"/>
    </style:style>
    <style:style style:name="P37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4dbe4" officeooo:paragraph-rsid="0024dbe4" style:font-weight-asian="normal" style:font-weight-complex="normal"/>
    </style:style>
    <style:style style:name="P3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29d" officeooo:paragraph-rsid="001aa29d" style:font-weight-asian="normal" style:font-weight-complex="normal"/>
    </style:style>
    <style:style style:name="P3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aacd6" style:font-weight-asian="normal" style:font-weight-complex="normal"/>
    </style:style>
    <style:style style:name="P40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2115c" officeooo:paragraph-rsid="0022115c" style:font-weight-asian="normal" style:font-weight-complex="normal"/>
    </style:style>
    <style:style style:name="P41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3c789" style:font-weight-asian="normal" style:font-weight-complex="normal"/>
    </style:style>
    <style:style style:name="P4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43" style:family="paragraph" style:parent-style-name="Standard">
      <style:paragraph-properties fo:line-height="100%" fo:text-align="justify" style:justify-single-word="false" style:writing-mode="page">
        <style:tab-stops>
          <style:tab-stop style:position="0.688cm"/>
          <style:tab-stop style:position="0.926cm"/>
        </style:tab-stops>
      </style:paragraph-properties>
      <style:text-properties fo:font-weight="bold" officeooo:rsid="0019068f" officeooo:paragraph-rsid="0022115c" style:font-weight-asian="bold" style:font-weight-complex="bold"/>
    </style:style>
    <style:style style:name="P44" style:family="paragraph" style:parent-style-name="Standard">
      <style:paragraph-properties fo:line-height="100%" fo:text-align="justify" style:justify-single-word="false" style:writing-mode="page">
        <style:tab-stops>
          <style:tab-stop style:position="0.688cm"/>
          <style:tab-stop style:position="0.926cm"/>
        </style:tab-stops>
      </style:paragraph-properties>
      <style:text-properties fo:font-weight="bold" officeooo:rsid="0019068f" officeooo:paragraph-rsid="002386bb" style:font-weight-asian="bold" style:font-weight-complex="bold"/>
    </style:style>
    <style:style style:name="P45" style:family="paragraph" style:parent-style-name="Standard">
      <style:paragraph-properties fo:line-height="100%" fo:text-align="justify" style:justify-single-word="false" style:writing-mode="page">
        <style:tab-stops>
          <style:tab-stop style:position="0.688cm"/>
          <style:tab-stop style:position="0.979cm"/>
        </style:tab-stops>
      </style:paragraph-properties>
      <style:text-properties fo:font-weight="bold" officeooo:rsid="0019068f" officeooo:paragraph-rsid="0023c789" style:font-weight-asian="bold" style:font-weight-complex="bold"/>
    </style:style>
    <style:style style:name="P46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22115c" officeooo:paragraph-rsid="0022115c" style:font-weight-asian="bold" style:font-weight-complex="bold"/>
    </style:style>
    <style:style style:name="P47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29d" officeooo:paragraph-rsid="001aa29d" style:font-weight-asian="normal" style:font-weight-complex="normal"/>
    </style:style>
    <style:style style:name="P48" style:family="paragraph">
      <loext:graphic-properties draw:fill-color="#000000"/>
      <style:paragraph-properties fo:text-align="center"/>
    </style:style>
    <style:style style:name="T1" style:family="text">
      <style:text-properties officeooo:rsid="001a2e76"/>
    </style:style>
    <style:style style:name="T2" style:family="text">
      <style:text-properties officeooo:rsid="001aa29d"/>
    </style:style>
    <style:style style:name="T3" style:family="text">
      <style:text-properties officeooo:rsid="001aacd6"/>
    </style:style>
    <style:style style:name="T4" style:family="text">
      <style:text-properties officeooo:rsid="001b3eec"/>
    </style:style>
    <style:style style:name="T5" style:family="text">
      <style:text-properties officeooo:rsid="0022115c"/>
    </style:style>
    <style:style style:name="T6" style:family="text">
      <style:text-properties officeooo:rsid="00223c3c"/>
    </style:style>
    <style:style style:name="T7" style:family="text">
      <style:text-properties officeooo:rsid="002386bb"/>
    </style:style>
    <style:style style:name="T8" style:family="text">
      <style:text-properties officeooo:rsid="0023c789"/>
    </style:style>
    <style:style style:name="T9" style:family="text">
      <style:text-properties officeooo:rsid="0024dbe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48" svg:x1="-0.034cm" svg:y1="0.245cm" svg:x2="17.058cm" svg:y2="0.298cm"><text:p/></draw:line></text:p>
      <text:section text:style-name="Sect1" text:name="Section1">
        <text:p text:style-name="P5">NAMA<text:tab/>:</text:p>
        <text:p text:style-name="P5">KELAS<text:tab/>: <text:span text:style-name="T2">VI (ENAM)</text:span></text:p>
        <text:p text:style-name="P5"><draw:line text:anchor-type="paragraph" draw:z-index="1" draw:name="Shape1" draw:style-name="gr1" draw:text-style-name="P48" svg:x1="-0.026cm" svg:y1="0.261cm" svg:x2="17.085cm" svg:y2="0.293cm"><text:p/></draw:line></text:p>
        <text:p text:style-name="P5">SOAL<text:tab/>: <text:span text:style-name="T2">TAJWID</text:span></text:p>
        <text:p text:style-name="P5">HARI<text:tab/>:</text:p>
      </text:section>
      <text:p text:style-name="P42">A. <text:tab/>PERTANYAAN PILIHAN</text:p>
      <text:p text:style-name="P42"><text:tab/>Berilah tanda silang (x) pada jawaban pertanyaan di bawah ini !</text:p>
      <text:p text:style-name="P14"/>
      <text:p text:style-name="P15">1.<text:tab/>Madd Ashli adalah …..</text:p>
      <text:section text:style-name="Sect1" text:name="Section2">
        <text:p text:style-name="P32"><text:tab/>A. Madd yang berdiri sendiri</text:p>
        <text:p text:style-name="P32"><text:tab/>B. Madd pengganti</text:p>
        <text:p text:style-name="P32"><text:tab/>C. <text:span text:style-name="T1">Madd yang pasti</text:span></text:p>
        <text:p text:style-name="P33"><text:tab/>D. Madd yang ada pada satu kata</text:p>
      </text:section>
      <text:p text:style-name="P16"/>
      <text:p text:style-name="P17">2.<text:tab/>Madd yang merupakan hukum tambahan dari Madd Ashli disebut …</text:p>
      <text:section text:style-name="Sect1" text:name="Section3">
        <text:p text:style-name="P17"><text:tab/>A. Madd Thobii</text:p>
        <text:p text:style-name="P17"><text:tab/>B. Madd Lazim</text:p>
        <text:p text:style-name="P17"><text:tab/>C. Madd Far’i</text:p>
        <text:p text:style-name="P17"><text:s/><text:tab/>D. Madd Jaiz</text:p>
      </text:section>
      <text:p text:style-name="P17"/>
      <text:p text:style-name="P17">3.<text:tab/><text:span text:style-name="T2">Yang tidak termasuk Madd Far’i adalah kecuali ?</text:span></text:p>
      <text:section text:style-name="Sect1" text:name="Section4">
        <text:p text:style-name="P18"><text:tab/>A. Alif lam qomariah</text:p>
        <text:p text:style-name="P18"><text:tab/>B. Madd lin</text:p>
        <text:p text:style-name="P18"><text:tab/>C. Mad jaiz</text:p>
        <text:p text:style-name="P18"><text:tab/>D. Madd wajib</text:p>
      </text:section>
      <text:p text:style-name="P18"/>
      <text:p text:style-name="P18">4.<text:tab/>Apabila huruf Madd Ashli pada satu kata bertemu dengan hamzah di kata yang lain disebut …</text:p>
      <text:section text:style-name="Sect1" text:name="Section5">
        <text:p text:style-name="P18"><text:tab/>A. Madd wajib munfashit</text:p>
        <text:p text:style-name="P18"><text:tab/>B. Madd jaiz muttashil</text:p>
        <text:p text:style-name="P18"><text:tab/>C. Madd lazim</text:p>
        <text:p text:style-name="P18"><text:tab/>D. Madd badal</text:p>
        <text:p text:style-name="P18"/>
      </text:section>
      <text:p text:style-name="P18"/>
      <text:p text:style-name="P18">5.<text:tab/> <text:s text:c="33"/>adalah contoh dari …</text:p>
      <text:p text:style-name="P18"><text:s/></text:p>
      <text:section text:style-name="Sect1" text:name="Section6">
        <text:p text:style-name="P18"><text:tab/>A. Madd jaiz muttashil</text:p>
        <text:p text:style-name="P18"><text:tab/>B. Madd wajib munfasil</text:p>
        <text:p text:style-name="P18"><text:tab/>C. Madd badal</text:p>
        <text:p text:style-name="P18"><text:tab/>D. Madd lazim</text:p>
      </text:section>
      <text:p text:style-name="P18"/>
      <text:p text:style-name="P18">6.<text:tab/>Cara membaca madd wajib munfashil adalah ….</text:p>
      <text:section text:style-name="Sect1" text:name="Section7">
        <text:p text:style-name="P18"><text:tab/>A. Harus panjang 2 harokat</text:p>
        <text:p text:style-name="P18"><text:tab/>B. Harus panjang 3 harokat</text:p>
        <text:p text:style-name="P18"><text:tab/>C. Harus panjang lima harokat</text:p>
        <text:p text:style-name="P18"><text:tab/>D. Harus panjang 8 harokat</text:p>
      </text:section>
      <text:p text:style-name="P18"/>
      <text:p text:style-name="P18">7.<text:tab/>Contoh dari madd wajib munfashil adalah …</text:p>
      <text:p text:style-name="P18"/>
      <text:section text:style-name="Sect1" text:name="Section16">
        <text:p text:style-name="P18"><text:tab/>A.</text:p>
        <text:p text:style-name="P18"/>
        <text:p text:style-name="P18"><text:tab/>B.</text:p>
        <text:p text:style-name="P18"><text:tab/>C.</text:p>
        <text:p text:style-name="P18"/>
        <text:p text:style-name="P18"><text:tab/>D.</text:p>
      </text:section>
      <text:p text:style-name="P18"/>
      <text:p text:style-name="P18">8.<text:tab/>Madd lazim terdiri dari berapa bagian ….</text:p>
      <text:section text:style-name="Sect1" text:name="Section8">
        <text:p text:style-name="P18"><text:tab/>A. Lima</text:p>
        <text:p text:style-name="P18"><text:tab/>B. Tiga</text:p>
        <text:p text:style-name="P18"><text:tab/>C. Dua</text:p>
        <text:p text:style-name="P18"><text:tab/>D. Empat</text:p>
      </text:section>
      <text:p text:style-name="P18">9.<text:tab/>Yang tidak termasuk madd lazim adalah……</text:p>
      <text:section text:style-name="Sect1" text:name="Section9">
        <text:p text:style-name="P18"><text:tab/>A. Madd lazim harfi musyba</text:p>
        <text:p text:style-name="P18"><text:tab/>B. Madd lazim harfi mukhofsaf</text:p>
        <text:p text:style-name="P18"><text:tab/>C. Madd lazim kalimi mursaqqol</text:p>
        <text:p text:style-name="P18"><text:tab/>D. Madd aridl lissukun</text:p>
      </text:section>
      <text:p text:style-name="P18"/>
      <text:p text:style-name="P47"/>
      <text:p text:style-name="P18">10.<text:tab/> <text:s text:c="23"/><text:span text:style-name="T3">adalah contoh dari madd lazim …</text:span></text:p>
      <text:p text:style-name="P18"/>
      <text:section text:style-name="Sect1" text:name="Section10">
        <text:p text:style-name="P19"><text:tab/>A. Harfi musyba mutsaqqol</text:p>
        <text:p text:style-name="P19"><text:tab/>B. Harfi mukhoffaf</text:p>
        <text:p text:style-name="P19"><text:tab/>C. Harfi musyba mukhoffaf</text:p>
        <text:p text:style-name="P19"><text:tab/>D. Kalimi mukhoffaf</text:p>
      </text:section>
      <text:p text:style-name="P19"/>
      <text:p text:style-name="P19">11.<text:tab/>Contoh dari madd lazim harfi mukhoffaf adalah …..</text:p>
      <text:p text:style-name="P19"/>
      <text:section text:style-name="Sect1" text:name="Section15">
        <text:p text:style-name="P19"><text:tab/>A.</text:p>
        <text:p text:style-name="P19"/>
        <text:p text:style-name="P19"><text:tab/>B.</text:p>
        <text:p text:style-name="P19"/>
        <text:p text:style-name="P19"><text:tab/>C.</text:p>
        <text:p text:style-name="P19"/>
        <text:p text:style-name="P19"><text:tab/>D.</text:p>
      </text:section>
      <text:p text:style-name="P19"/>
      <text:p text:style-name="P19">12.<text:tab/>Apabila wau dan ya berharokat sukun dan huruf sebelumnya berharokat fathah disebut ….</text:p>
      <text:section text:style-name="Sect1" text:name="Section11">
        <text:p text:style-name="P20"><text:tab/>A. Madd shilah</text:p>
        <text:p text:style-name="P19"><text:tab/>B. Madd lin</text:p>
        <text:p text:style-name="P19"><text:tab/>C. Madd badal</text:p>
        <text:p text:style-name="P19"><text:tab/>D. Madd iwadl</text:p>
      </text:section>
      <text:p text:style-name="P19"/>
      <text:p text:style-name="P19">13.<text:tab/>Contoh dari huruf lin adalah ……</text:p>
      <text:p text:style-name="P19"/>
      <text:section text:style-name="Sect1" text:name="Section12">
        <text:p text:style-name="P19"><text:tab/>A</text:p>
        <text:p text:style-name="P19"/>
        <text:p text:style-name="P19"><text:tab/>B</text:p>
        <text:p text:style-name="P19"/>
        <text:p text:style-name="P19"><text:tab/>C</text:p>
        <text:p text:style-name="P19"/>
        <text:p text:style-name="P19"><text:tab/>D</text:p>
      </text:section>
      <text:p text:style-name="P19"/>
      <text:p text:style-name="P19">14.<text:tab/>Madd shilah terdiri dari berapa bagian ….</text:p>
      <text:section text:style-name="Sect1" text:name="Section13">
        <text:p text:style-name="P19"><text:tab/>A. Lima</text:p>
        <text:p text:style-name="P19"><text:tab/>B. Empat</text:p>
        <text:p text:style-name="P19"><text:tab/>C. Dua</text:p>
        <text:p text:style-name="P19"><text:tab/>D. Tiga</text:p>
      </text:section>
      <text:p text:style-name="P19">15.<text:tab/>Pemberhentian bacaan pada akhir kata / kalimat huruf sebelum huruf yang diwakafkan salah <text:tab/>satu dari madd thobii adalah pengertian dari ……</text:p>
      <text:section text:style-name="Sect1" text:name="Section14">
        <text:p text:style-name="P19"><text:tab/>A. Madd iwadl</text:p>
        <text:p text:style-name="P19"><text:tab/>B. Madd shilah</text:p>
        <text:p text:style-name="P19"><text:tab/>C. Lazim harfi musyba</text:p>
        <text:p text:style-name="P19"><text:tab/>D. Madd aridl lissukun</text:p>
      </text:section>
      <text:p text:style-name="P19"/>
      <text:p text:style-name="P11">B.<text:tab/>PERTANYAAN ESSEY</text:p>
      <text:p text:style-name="P11"><text:tab/>Jawablah pertanyaan essey di bawah ini dengan jelas dan tepat !</text:p>
      <text:p text:style-name="P11"/>
      <text:p text:style-name="P19">1.<text:tab/>Apa pengertian dari Madd shilah ?</text:p>
      <text:p text:style-name="P19">2.<text:tab/>Tuliskan contoh dari Madd lazim kalimi mutsaqqol ?</text:p>
      <text:p text:style-name="P19">3.<text:tab/>Bagaimana cara membaca madd lazim harfi musyba mutsaqqol?</text:p>
      <text:p text:style-name="P19">4.<text:tab/>Tuliskan surat Al Fajr ayat 1- 7?</text:p>
      <text:p text:style-name="P19">5.<text:tab/>Tuliskan contoh dari Madd aridl lissukun?</text:p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2">“<text:span text:style-name="T4">SELAMAT MENGERJAKAN”</text:span></text:p>
      <text:p text:style-name="P34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48" svg:x1="-0.034cm" svg:y1="0.245cm" svg:x2="17.058cm" svg:y2="0.298cm"><text:p/></draw:line></text:p>
      <text:section text:style-name="Sect1" text:name="Section17">
        <text:p text:style-name="P6">NAMA<text:tab/>:</text:p>
        <text:p text:style-name="P6">KELAS<text:tab/>: <text:span text:style-name="T2">VI (ENAM)</text:span></text:p>
        <text:p text:style-name="P6"><draw:line text:anchor-type="paragraph" draw:z-index="3" draw:name="Shape1" draw:style-name="gr1" draw:text-style-name="P48" svg:x1="-0.026cm" svg:y1="0.261cm" svg:x2="17.085cm" svg:y2="0.293cm"><text:p/></draw:line></text:p>
        <text:p text:style-name="P6">SOAL<text:tab/>: <text:span text:style-name="T5">AKHLAK</text:span></text:p>
        <text:p text:style-name="P6">HARI<text:tab/>:</text:p>
      </text:section>
      <text:p text:style-name="P43">A. <text:tab/>PERTANYAAN PILIHAN</text:p>
      <text:p text:style-name="P43"><text:tab/>Berilah tanda silang (x) pada jawaban pertanyaan di bawah in<text:span text:style-name="T5">i!</text:span></text:p>
      <text:p text:style-name="P9"/>
      <text:p text:style-name="P23">1.<text:tab/>Hormat dan sayang kepada sesama adalah salah satu akhlak……</text:p>
      <text:section text:style-name="Sect1" text:name="Section18">
        <text:p text:style-name="P23"><text:tab/>A. Dalam berbicara</text:p>
        <text:p text:style-name="P23"><text:tab/>B. Dalam bergaul</text:p>
        <text:p text:style-name="P23"><text:tab/>C. Kepada manusia</text:p>
        <text:p text:style-name="P23"><text:tab/>D. Kepada binatang</text:p>
      </text:section>
      <text:p text:style-name="P23">2.<text:tab/>Dalam memilih teman bergaul hendaklah yang mempunyai…..</text:p>
      <text:section text:style-name="Sect1" text:name="Section19">
        <text:p text:style-name="P23"><text:tab/>A. Akhlak yang baik</text:p>
        <text:p text:style-name="P23"><text:tab/>B. Harta yang banyak</text:p>
        <text:p text:style-name="P23"><text:tab/>C. Kepintaran</text:p>
        <text:p text:style-name="P23"><text:tab/>D. Akhlak yang buruk</text:p>
      </text:section>
      <text:p text:style-name="P23">3.<text:tab/>Dalam bergaul hendaklah kita tidak menyakiti dengan …..</text:p>
      <text:section text:style-name="Sect1" text:name="Section20">
        <text:p text:style-name="P23"><text:tab/>A. Hinaan</text:p>
        <text:p text:style-name="P23"><text:tab/>B. Tindakan fisik</text:p>
        <text:p text:style-name="P23"><text:tab/>C. Perkataan dan perbuatan yang buruk</text:p>
        <text:p text:style-name="P23"><text:tab/>D. Kekerasan</text:p>
      </text:section>
      <text:p text:style-name="P23">4.<text:tab/>Bergaul dengan teman hendaklah kita harus …..</text:p>
      <text:section text:style-name="Sect1" text:name="Section21">
        <text:p text:style-name="P23"><text:tab/>A. Saling menghina</text:p>
        <text:p text:style-name="P23"><text:tab/>B. Saling membalas perkataan kotor</text:p>
        <text:p text:style-name="P23"><text:tab/>C. Saling menasehati dalam kebaikan</text:p>
        <text:p text:style-name="P23"><text:tab/>D. Saling mengajak kepada keburukan</text:p>
      </text:section>
      <text:p text:style-name="P23">5.<text:tab/>Dalam bertamu kita harus mempunyai ….. kecuali</text:p>
      <text:section text:style-name="Sect1" text:name="Section22">
        <text:p text:style-name="P23"><text:tab/>A. Etika</text:p>
        <text:p text:style-name="P23"><text:tab/>B. Sopan santun</text:p>
        <text:p text:style-name="P23"><text:tab/>C. Adab</text:p>
        <text:p text:style-name="P23"><text:tab/>D. Sifat kurang sopan</text:p>
      </text:section>
      <text:p text:style-name="P23">6. <text:tab/>Ketika kita bertamu kita tidak boleh …. kecuali</text:p>
      <text:section text:style-name="Sect1" text:name="Section23">
        <text:p text:style-name="P23"><text:tab/>A. Mengetuk terlalu keras</text:p>
        <text:p text:style-name="P23"><text:tab/>B. Mengintip ke dalam rumah</text:p>
        <text:p text:style-name="P23"><text:tab/>C. Memanggil dari luar</text:p>
        <text:p text:style-name="P23"><text:tab/>D. Memberi salam dan minta izin</text:p>
      </text:section>
      <text:p text:style-name="P23">7. <text:tab/>Dalam bertamu kita jangan dulu masuk dan duduk sebelum ….</text:p>
      <text:section text:style-name="Sect1" text:name="Section24">
        <text:p text:style-name="P23"><text:tab/>A. Diberi makanan dan minuman</text:p>
        <text:p text:style-name="P23"><text:tab/>B. Diberi izin</text:p>
        <text:p text:style-name="P23"><text:tab/>C. Diberi bingkisan</text:p>
        <text:p text:style-name="P23"><text:tab/>D. Diberi perintah</text:p>
      </text:section>
      <text:p text:style-name="P23">8. <text:tab/>Barang siapa melihat-lihat ke dalam rumah, maka halal bagi tuan rumah untuk ….</text:p>
      <text:section text:style-name="Sect1" text:name="Section25">
        <text:p text:style-name="P23"><text:tab/>A. <text:tab/>Menasehatinya</text:p>
        <text:p text:style-name="P23"><text:tab/>B.<text:tab/>Menegurnya</text:p>
        <text:p text:style-name="P23"><text:tab/>C.<text:tab/>Memarahinya</text:p>
        <text:p text:style-name="P23"><text:tab/>D. Mencungkil matanya</text:p>
      </text:section>
      <text:p text:style-name="P23">9.<text:tab/>Rasulullah SAW melarang kita berdiri di depan pintu rumah saat bertemu melainkan dari ….</text:p>
      <text:section text:style-name="Sect1" text:name="Section26">
        <text:p text:style-name="P23"><text:tab/>A.<text:tab/>Sisi kanan dan kiri pintu</text:p>
        <text:p text:style-name="P23"><text:tab/>B. Pintu belakang</text:p>
        <text:p text:style-name="P23"><text:tab/>C. Jendela rumah</text:p>
        <text:p text:style-name="P23"><text:tab/>D. Disamping rumah</text:p>
      </text:section>
      <text:p text:style-name="P23">10.<text:tab/>Dalam bertamu kita tidak boleh memperpanjang …..</text:p>
      <text:section text:style-name="Sect2" text:name="Section27">
        <text:p text:style-name="P23"><text:tab/>A. <text:tab/>Waktu kunjungan</text:p>
        <text:p text:style-name="P23"><text:tab/>B.<text:tab/>Mengetuk pintu</text:p>
        <text:p text:style-name="P23"><text:tab/>C.<text:tab/>Percakapan</text:p>
      </text:section>
      <text:p text:style-name="P23">11.<text:tab/>Kewajiban menerima tamu adalah …. kecuali</text:p>
      <text:section text:style-name="Sect1" text:name="Section28">
        <text:p text:style-name="P23"><text:tab/>A.<text:tab/>Menjawab selain tamu</text:p>
        <text:p text:style-name="P23"><text:tab/>B.<text:tab/>Menyediakan aneka makanan</text:p>
        <text:p text:style-name="P23"><text:tab/>C. <text:tab/>Menyambut dengan senang hati</text:p>
        <text:p text:style-name="P23"><text:tab/>D.<text:tab/>Tidak peduli dan acuh</text:p>
      </text:section>
      <text:p text:style-name="P23">12.<text:tab/>Ketika tamu mengakhiri kunjungan kita harus ….</text:p>
      <text:section text:style-name="Sect1" text:name="Section29">
        <text:p text:style-name="P23"><text:tab/>A.<text:tab/>Menyampaikan terima kasih</text:p>
        <text:p text:style-name="P23"><text:tab/>B.<text:tab/>Bermuka masam</text:p>
        <text:p text:style-name="P23"><text:tab/>C.<text:tab/>Menyampaikan permohonan maaf</text:p>
        <text:p text:style-name="P23"><text:tab/>D.<text:tab/>Menyuruh cepat pergi</text:p>
      </text:section>
      <text:p text:style-name="P23">13.<text:tab/>Perkara yang termasuk penyakit lisan adalah … kecuali</text:p>
      <text:section text:style-name="Sect1" text:name="Section30">
        <text:p text:style-name="P23"><text:tab/>A.<text:tab/>Dolalah</text:p>
        <text:p text:style-name="P23"><text:tab/>B. <text:tab/>Ghibah</text:p>
        <text:p text:style-name="P23"><text:tab/>C. <text:tab/>Namimah</text:p>
        <text:p text:style-name="P23"><text:tab/>D.<text:tab/>Riya</text:p>
      </text:section>
      <text:p text:style-name="P23">14. Membicarakan aib orang lain <text:s/>disebut …..</text:p>
      <text:section text:style-name="Sect1" text:name="Section31">
        <text:p text:style-name="P23"><text:tab/>A.Ghibah</text:p>
        <text:p text:style-name="P23"><text:tab/>B. Riya</text:p>
        <text:p text:style-name="P23"><text:tab/>C. Namimah</text:p>
        <text:p text:style-name="P23"><text:tab/>D. Sombong</text:p>
      </text:section>
      <text:p text:style-name="P23"/>
      <text:p text:style-name="P23"><text:soft-page-break/>15. “Orang yang membicarakan aib orang lain diibaratkan seperti …</text:p>
      <text:section text:style-name="Sect1" text:name="Section32">
        <text:p text:style-name="P23"><text:tab/>A. Memakan bangkai</text:p>
        <text:p text:style-name="P23"><text:tab/>B. Memakan buah yang pahit</text:p>
        <text:p text:style-name="P23"><text:tab/>C. Memakan bangkai saudaranya sendiri</text:p>
        <text:p text:style-name="P23"><text:tab/>D. Memakan bangkainya sendiri</text:p>
      </text:section>
      <text:p text:style-name="P23"/>
      <text:p text:style-name="P46">B.<text:tab/><text:span text:style-name="T6">P</text:span>ERTANYAAN ESSEY</text:p>
      <text:p text:style-name="P46"><text:tab/>Jawablah pertanyaan essey di bawah ini dengan jelas dan tepat !</text:p>
      <text:p text:style-name="P23"/>
      <text:p text:style-name="P23">1. Sebutkan adab ketika bertamu ?</text:p>
      <text:p text:style-name="P23">2. Sebutkan adab ketika menerima tamu ?</text:p>
      <text:p text:style-name="P23">3. Sebutkan ciri orang yang sombong ?</text:p>
      <text:p text:style-name="P23">4. Bagaimanakah akhlak Rasulullah SAW?</text:p>
      <text:p text:style-name="P23">5. Bagaimana akhlak kita terhadap tetangga ?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SELAMAT MENGERJAKAN</text:p>
      <text:p text:style-name="P35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48" svg:x1="-0.034cm" svg:y1="0.245cm" svg:x2="17.058cm" svg:y2="0.298cm"><text:p/></draw:line></text:p>
      <text:section text:style-name="Sect1" text:name="Section33">
        <text:p text:style-name="P7">NAMA<text:tab/>:</text:p>
        <text:p text:style-name="P7">KELAS<text:tab/>: <text:span text:style-name="T2">VI (ENAM)</text:span></text:p>
        <text:p text:style-name="P7"><draw:line text:anchor-type="paragraph" draw:z-index="5" draw:name="Shape1" draw:style-name="gr1" draw:text-style-name="P48" svg:x1="-0.026cm" svg:y1="0.261cm" svg:x2="17.085cm" svg:y2="0.293cm"><text:p/></draw:line></text:p>
        <text:p text:style-name="P7">SOAL<text:tab/>: <text:span text:style-name="T7">AQIDAH</text:span></text:p>
        <text:p text:style-name="P7">HARI<text:tab/>:</text:p>
      </text:section>
      <text:p text:style-name="P44">A. <text:tab/>PERTANYAAN PILIHAN</text:p>
      <text:p text:style-name="P44"><text:tab/>Berilah tanda silang (x) pada jawaban pertanyaan di bawah in<text:span text:style-name="T5">i!</text:span></text:p>
      <text:p text:style-name="P10"/>
      <text:p text:style-name="P25">1.<text:tab/>Tauhid artinya adalah ….</text:p>
      <text:section text:style-name="Sect1" text:name="Section35">
        <text:p text:style-name="P25"><text:tab/>A. Menganggap satu</text:p>
        <text:p text:style-name="P25"><text:tab/>B. Selain Dia</text:p>
        <text:p text:style-name="P25"><text:tab/>C. Ketuhanan</text:p>
        <text:p text:style-name="P25"><text:tab/>D. Keyakinan</text:p>
      </text:section>
      <text:p text:style-name="P25">2.<text:tab/>Tiap sesuatu yang disembah selain Allah disebut …</text:p>
      <text:section text:style-name="Sect1" text:name="Section36">
        <text:p text:style-name="P25"><text:tab/>A. Syirik </text:p>
        <text:p text:style-name="P25"><text:tab/>B. Illah</text:p>
        <text:p text:style-name="P25"><text:tab/>C. Allah</text:p>
        <text:p text:style-name="P25"><text:tab/>D. Iman</text:p>
      </text:section>
      <text:p text:style-name="P25">3.<text:tab/>Keyakinan bahwa Allah itu ada disebut ….</text:p>
      <text:section text:style-name="Sect1" text:name="Section37">
        <text:p text:style-name="P25"><text:tab/>A. Iman</text:p>
        <text:p text:style-name="P25"><text:tab/>B. Islam</text:p>
        <text:p text:style-name="P25"><text:tab/>C. Taqwa</text:p>
        <text:p text:style-name="P25"><text:tab/>D. Ihsan</text:p>
      </text:section>
      <text:p text:style-name="P25">4.<text:tab/>Tidak dapat di terima oleh akal disebut ..</text:p>
      <text:section text:style-name="Sect1" text:name="Section38">
        <text:p text:style-name="P25"><text:tab/>A. Sifat wajib</text:p>
        <text:p text:style-name="P25"><text:tab/>B. Illah</text:p>
        <text:p text:style-name="P25"><text:tab/>C. Mustahil</text:p>
        <text:p text:style-name="P25"><text:tab/>D. Sifat jaiz</text:p>
      </text:section>
      <text:p text:style-name="P25">5.<text:tab/>Tauhid terdiri dari berapa bagian …</text:p>
      <text:section text:style-name="Sect1" text:name="Section39">
        <text:p text:style-name="P25"><text:tab/>A. Lima</text:p>
        <text:p text:style-name="P25"><text:tab/>B. Empat</text:p>
        <text:p text:style-name="P25"><text:tab/>C. Tiga</text:p>
        <text:p text:style-name="P25"><text:tab/>D. Enam</text:p>
      </text:section>
      <text:p text:style-name="P25">6.<text:tab/>Perkara yang tidak termasuk tauhid adalah ….</text:p>
      <text:section text:style-name="Sect1" text:name="Section40">
        <text:p text:style-name="P25"><text:tab/>A. Rububiyah</text:p>
        <text:p text:style-name="P25"><text:tab/>B. Ululiyah</text:p>
        <text:p text:style-name="P25"><text:tab/>C. Asmaus sifat</text:p>
        <text:p text:style-name="P25"><text:tab/>D. Tawasul</text:p>
      </text:section>
      <text:p text:style-name="P25">7.<text:tab/>Tetapnya sesuatu atas sesuatu disebut ……</text:p>
      <text:section text:style-name="Sect1" text:name="Section41">
        <text:p text:style-name="P25"><text:tab/>A. Hukum</text:p>
        <text:p text:style-name="P25"><text:tab/>B. Dalil</text:p>
        <text:p text:style-name="P25"><text:tab/>C. Sifat</text:p>
        <text:p text:style-name="P25"><text:tab/>D. Pasal</text:p>
      </text:section>
      <text:p text:style-name="P25"/>
      <text:p text:style-name="P25">8. <text:s text:c="33"/>adalah dalil tentang sifat …..</text:p>
      <text:p text:style-name="P26"><text:tab/></text:p>
      <text:section text:style-name="Sect1" text:name="Section42">
        <text:p text:style-name="P26"><text:tab/>A. Qidam</text:p>
        <text:p text:style-name="P25"><text:tab/>B. Wujud</text:p>
        <text:p text:style-name="P25"><text:tab/>C. Baqo</text:p>
        <text:p text:style-name="P25"><text:tab/>D. Qudrot</text:p>
      </text:section>
      <text:p text:style-name="P25">9.<text:tab/>“ Dialah yang awal dan akhir “ arti dari dalil tentang ….</text:p>
      <text:section text:style-name="Sect1" text:name="Section43">
        <text:p text:style-name="P25"><text:tab/>A. Baqo</text:p>
        <text:p text:style-name="P25"><text:tab/>B. Qidam</text:p>
        <text:p text:style-name="P25"><text:tab/>C. Qudrot</text:p>
        <text:p text:style-name="P25"><text:tab/>D. Wujud</text:p>
      </text:section>
      <text:p text:style-name="P25">10.<text:tab/>Dalil tentang Baqo terdapat dalam surat …..</text:p>
      <text:section text:style-name="Sect1" text:name="Section44">
        <text:p text:style-name="P25"><text:tab/>A. Al Hadid : 4</text:p>
        <text:p text:style-name="P25"><text:tab/>B. Al Qoshos : 3</text:p>
        <text:p text:style-name="P25"><text:tab/>C. Al Qoshos : 88</text:p>
        <text:p text:style-name="P25"><text:tab/>D. Yasin : 20</text:p>
      </text:section>
      <text:p text:style-name="P25"/>
      <text:p text:style-name="P25">11. <text:s text:c="52"/><text:span text:style-name="T8">artinya adalah ….</text:span></text:p>
      <text:p text:style-name="P28"><text:tab/></text:p>
      <text:section text:style-name="Sect1" text:name="Section45">
        <text:p text:style-name="P28"><text:tab/>A.<text:tab/>Dan dia beserta-Mu dimana saja kamu <text:tab/><text:tab/><text:tab/>berada</text:p>
        <text:p text:style-name="P27"><text:tab/>B. Dialah yang awal dan yang akhir</text:p>
        <text:p text:style-name="P27"><text:tab/>C. Allah itu tiada tuhan selain Dia</text:p>
        <text:p text:style-name="P27"><text:tab/>D. Setiap perkara itu akan binasa kecuali Dia</text:p>
      </text:section>
      <text:p text:style-name="P27">12.<text:tab/>Percaya kepada Allah tetapi mereka menyembah dan menjadikan berhala sebagai perantara <text:tab/>disebut Tauhid …..</text:p>
      <text:section text:style-name="Sect1" text:name="Section46">
        <text:p text:style-name="P27"><text:tab/>A. Tauhid asma ussifat</text:p>
        <text:p text:style-name="P27"><text:tab/>B. Tauhid rububiyah</text:p>
        <text:p text:style-name="P27"><text:tab/>C. Tauhid uluhiyah</text:p>
        <text:p text:style-name="P27"><text:tab/>D. tauhid jahiliyah</text:p>
      </text:section>
      <text:p text:style-name="P27"><text:soft-page-break/>13.<text:tab/>Perkara yang tidak termasuk murtad adalah …</text:p>
      <text:section text:style-name="Sect1" text:name="Section47">
        <text:p text:style-name="P27"><text:tab/>A. Murtad ucapan</text:p>
        <text:p text:style-name="P27"><text:tab/>B. Murtad itikad</text:p>
        <text:p text:style-name="P27"><text:tab/>C. Murtad perbuatan</text:p>
        <text:p text:style-name="P27"><text:tab/>D. Murtad keimanan</text:p>
      </text:section>
      <text:p text:style-name="P27">14.<text:tab/>Kewajiban bagi orang yang pernah murtad adalah …</text:p>
      <text:section text:style-name="Sect1" text:name="Section48">
        <text:p text:style-name="P27"><text:tab/>A. Kembali bertobat dan membaca syahadat</text:p>
        <text:p text:style-name="P27"><text:tab/>B. Tidak merasa menyesal</text:p>
        <text:p text:style-name="P27"><text:tab/>C. Tidak meninggalkan kemurtadannya</text:p>
        <text:p text:style-name="P27"><text:tab/>D. Berusaha mengulangi perbuatan</text:p>
      </text:section>
      <text:p text:style-name="P27">15.<text:tab/>Akibat dari perbuatan murtad adalah …. kecuali .</text:p>
      <text:section text:style-name="Sect1" text:name="Section49">
        <text:p text:style-name="P27"><text:tab/>A. Jauh dari Rahmat Allah</text:p>
        <text:p text:style-name="P27"><text:tab/>B. Tidak sah sholat Fardhu</text:p>
        <text:p text:style-name="P27"><text:tab/>C. Akad nikahnya tidak sah.</text:p>
        <text:p text:style-name="P27"><text:tab/>D. Bisa menerima warisan</text:p>
      </text:section>
      <text:p text:style-name="P27"/>
      <text:p text:style-name="P12">B.<text:tab/>PERTANYAAN ESSEY</text:p>
      <text:p text:style-name="P12"><text:tab/>Jawablah pertanyaan essey di bawah ini dengan jelas dan tepat !</text:p>
      <text:p text:style-name="P12"/>
      <text:p text:style-name="P27">1. Apa pengertian dari Tauhid Rububiyah?</text:p>
      <text:p text:style-name="P27">2. Sebutkan dalil tentang sifat wahdaniat dan baqo?</text:p>
      <text:p text:style-name="P27">3. Sebutkan contoh dari Tauhid Jahiliyah?</text:p>
      <text:p text:style-name="P27">4. Sebutkan hal-hal apa saja yang bisa menjadikan seseorang murtad ?</text:p>
      <text:p text:style-name="P27">5. Bagaimana cara kita dalam menjaga diri dari permurtadan ?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SELAMAT MENGERJAKAN</text:p>
      <text:p text:style-name="P36">UJIAN AKHIR SEMESTER</text:p>
      <text:p text:style-name="P4">MADRASAH DINIYAH AL MUBAROKAH</text:p>
      <text:p text:style-name="P4">TAHUN PELAJARAN 2016/2017</text:p>
      <text:p text:style-name="P4"><draw:line text:anchor-type="paragraph" draw:z-index="6" draw:name="Shape1" draw:style-name="gr1" draw:text-style-name="P48" svg:x1="-0.034cm" svg:y1="0.245cm" svg:x2="17.058cm" svg:y2="0.298cm"><text:p/></draw:line></text:p>
      <text:section text:style-name="Sect1" text:name="Section34">
        <text:p text:style-name="P8">NAMA<text:tab/>:</text:p>
        <text:p text:style-name="P8"><draw:line text:anchor-type="paragraph" draw:z-index="7" draw:name="Shape1" draw:style-name="gr1" draw:text-style-name="P48" svg:x1="-0.019cm" svg:y1="0.674cm" svg:x2="17.092cm" svg:y2="0.706cm"><text:p/></draw:line>KELAS<text:tab/>: <text:span text:style-name="T2">VI (ENAM)</text:span></text:p>
        <text:p text:style-name="P8"/>
        <text:p text:style-name="P8">SOAL<text:tab/>: <text:span text:style-name="T8">FIQIH</text:span></text:p>
        <text:p text:style-name="P8">HARI<text:tab/>:</text:p>
      </text:section>
      <text:p text:style-name="P45">A.<text:tab/>PERTANYAAN PILIHAN</text:p>
      <text:p text:style-name="P45"><text:tab/>Berilah tanda silang (x) pada jawaban pertanyaan di bawah in<text:span text:style-name="T5">i!</text:span></text:p>
      <text:p text:style-name="P45"/>
      <text:p text:style-name="P27">1.<text:tab/>Niat mengerjakan haji dan umroh adalah arti dari ….</text:p>
      <text:section text:style-name="Sect1" text:name="Section50">
        <text:p text:style-name="P27"><text:tab/>A. Miqot</text:p>
        <text:p text:style-name="P27"><text:tab/>B. Ihrom</text:p>
        <text:p text:style-name="P27"><text:tab/>C. Mabit</text:p>
        <text:p text:style-name="P27"><text:tab/>D. Thawaf</text:p>
      </text:section>
      <text:p text:style-name="P27">2.<text:tab/>Thawaf adalah …</text:p>
      <text:section text:style-name="Sect1" text:name="Section51">
        <text:p text:style-name="P27"><text:tab/>A. Berlari – lari kecil</text:p>
        <text:p text:style-name="P27"><text:tab/>B. Niat haji dan umroh</text:p>
        <text:p text:style-name="P27"><text:tab/>C. Bermalam di muzdalifah</text:p>
        <text:p text:style-name="P27"><text:tab/>D. Mengelilingi Ka’bah</text:p>
      </text:section>
      <text:p text:style-name="P27">3.<text:tab/>Ihrom, Thawaf, dan Sa’i termasuk ….</text:p>
      <text:section text:style-name="Sect1" text:name="Section52">
        <text:p text:style-name="P27"><text:tab/>A. Wajib Haji</text:p>
        <text:p text:style-name="P27"><text:tab/>B. Syarat Haji</text:p>
        <text:p text:style-name="P27"><text:tab/>C. Rukun Haji</text:p>
        <text:p text:style-name="P27"><text:tab/>D. Sunnah Haji</text:p>
      </text:section>
      <text:p text:style-name="P27">4.<text:tab/>Yang termasuk wajib haji adalah …. kecuali</text:p>
      <text:section text:style-name="Sect1" text:name="Section53">
        <text:p text:style-name="P27"><text:tab/>A. Ihrom di miqot</text:p>
        <text:p text:style-name="P27"><text:tab/>B. Mabit</text:p>
        <text:p text:style-name="P27"><text:tab/>C. Melontar Jumrah</text:p>
        <text:p text:style-name="P27"><text:tab/>D. Bermalam di Mina</text:p>
      </text:section>
      <text:p text:style-name="P27">5.<text:tab/>Melontar Jumroh ada tiga yaitu kecuali …</text:p>
      <text:section text:style-name="Sect1" text:name="Section54">
        <text:p text:style-name="P27"><text:tab/>A. Aqobah</text:p>
        <text:p text:style-name="P27"><text:tab/>B. U’la</text:p>
        <text:p text:style-name="P27"><text:tab/>C. Wustho</text:p>
        <text:p text:style-name="P27"><text:tab/>D. Thawaf</text:p>
      </text:section>
      <text:p text:style-name="P27">6.<text:tab/>Mencukur atau menggunting rambut adalah arti dari ….</text:p>
      <text:section text:style-name="Sect1" text:name="Section55">
        <text:p text:style-name="P27"><text:tab/>A. Thawaf</text:p>
        <text:p text:style-name="P27"><text:tab/>B. Jumroh</text:p>
        <text:p text:style-name="P27"><text:tab/>C. Sa’i</text:p>
        <text:p text:style-name="P27"><text:tab/>D. Tahallul</text:p>
      </text:section>
      <text:p text:style-name="P27">7.<text:tab/>Berdoa ketika wukuf termasuk …</text:p>
      <text:section text:style-name="Sect1" text:name="Section56">
        <text:p text:style-name="P27"><text:tab/>A. Rukun haji</text:p>
        <text:p text:style-name="P27"><text:tab/>B. Wajib haji</text:p>
        <text:p text:style-name="P27"><text:tab/>C. Sunah haji</text:p>
        <text:p text:style-name="P27"><text:tab/>D. Syarat haji</text:p>
      </text:section>
      <text:p text:style-name="P27">8.<text:tab/>Yang termasuk syarat haji adalah …</text:p>
      <text:section text:style-name="Sect1" text:name="Section57">
        <text:p text:style-name="P27"><text:tab/>A. Islam</text:p>
        <text:p text:style-name="P27"><text:tab/>B. Ihrom</text:p>
        <text:p text:style-name="P27"><text:tab/>C. Jumroh</text:p>
        <text:p text:style-name="P27"><text:tab/>D. Tahallul</text:p>
      </text:section>
      <text:p text:style-name="P27">9.<text:tab/>Ketika melaksanakan ibadah haji, kaum lelaki di larang ….</text:p>
      <text:p text:style-name="P27"><text:tab/>A. Memakai wangi-wangian dan penutup kepala</text:p>
      <text:p text:style-name="P27"><text:tab/>B. Memakai sarung tangan</text:p>
      <text:p text:style-name="P27"><text:tab/>C. Memakai tutup muka</text:p>
      <text:p text:style-name="P27">10.<text:tab/><text:span text:style-name="T9">Pelaksanaan wukuf yaitu dilaksanakan dimana …</text:span></text:p>
      <text:section text:style-name="Sect1" text:name="Section58">
        <text:p text:style-name="P30"><text:tab/>A. Madinah</text:p>
        <text:p text:style-name="P30"><text:tab/>B. Mina</text:p>
        <text:p text:style-name="P30"><text:tab/>C. Padang Arofah</text:p>
        <text:p text:style-name="P30"><text:tab/>D. Mekkah</text:p>
      </text:section>
      <text:p text:style-name="P30">11.<text:tab/>Mabit (bermalam) di Muzdalifah dilaksanakan pada tanggal berapa …</text:p>
      <text:section text:style-name="Sect1" text:name="Section59">
        <text:p text:style-name="P30"><text:tab/>A. 11,12,13 Dzulhijah</text:p>
        <text:p text:style-name="P30"><text:tab/>B. 10 Dzulhijjah</text:p>
        <text:p text:style-name="P30"><text:tab/>C. 9 Dzulhijjah</text:p>
        <text:p text:style-name="P30"><text:tab/>D. 15 Dzulhijjah</text:p>
      </text:section>
      <text:p text:style-name="P30">12.<text:tab/>Hadir di padang Arofah pada tanggal berapa …</text:p>
      <text:section text:style-name="Sect1" text:name="Section60">
        <text:p text:style-name="P30"><text:tab/>A. 10 Dzulhijjah</text:p>
        <text:p text:style-name="P30"><text:tab/>B. 9 Dzulhijjah</text:p>
        <text:p text:style-name="P30"><text:tab/>C. 11 Dzulhijjah</text:p>
        <text:p text:style-name="P30"><text:tab/>D. 12 Dzulhijjah</text:p>
      </text:section>
      <text:p text:style-name="P30">13.<text:tab/>Sholat Qiyamul Lail disebut juga …</text:p>
      <text:section text:style-name="Sect1" text:name="Section61">
        <text:p text:style-name="P30"><text:tab/>A. Sholat Witir</text:p>
        <text:p text:style-name="P30"><text:tab/>B. Sholat Isya</text:p>
        <text:p text:style-name="P30"><text:tab/>C. Sholat Tahajud</text:p>
        <text:p text:style-name="P30"><text:tab/>D. Sholat Dhuha</text:p>
      </text:section>
      <text:p text:style-name="P30">14.<text:tab/>Keutamaan sholat Tahajud adalah …</text:p>
      <text:section text:style-name="Sect1" text:name="Section62">
        <text:p text:style-name="P30"><text:tab/>A. Diberikan keberkahan</text:p>
        <text:p text:style-name="P30"><text:tab/>B. Diberikan pahala</text:p>
        <text:p text:style-name="P30"><text:soft-page-break/><text:tab/>C. Diberikan kemudahan</text:p>
        <text:p text:style-name="P30"><text:tab/>D. Ditinggikan derajat</text:p>
      </text:section>
      <text:p text:style-name="P30">15.<text:tab/>Sholat Tahajud dilaksanakan pada waktu …</text:p>
      <text:section text:style-name="Sect1" text:name="Section63">
        <text:p text:style-name="P30"><text:tab/>A. Malam</text:p>
        <text:p text:style-name="P30"><text:tab/>B. Sepertiga malam</text:p>
        <text:p text:style-name="P30"><text:tab/>C. Shubuh</text:p>
        <text:p text:style-name="P30"><text:tab/>D. Terbit Fajar</text:p>
      </text:section>
      <text:p text:style-name="P30"/>
      <text:p text:style-name="P13">B. <text:tab/>PERTANYAAN ESSEY</text:p>
      <text:p text:style-name="P13"><text:tab/>Jawablah pertanyaan essey di bawah ini dengan jelas dan tepat.</text:p>
      <text:p text:style-name="P30"/>
      <text:p text:style-name="P30">1. Apa perbedaan rukun haji dan wajib haji ?</text:p>
      <text:p text:style-name="P30">2. Perkara yang termasuk rukun haji adalah ?</text:p>
      <text:p text:style-name="P30">3. Sebutkan larangan bagi laki-laki <text:s/>dan perempuan ketika melaksanakan ibadah haji ?</text:p>
      <text:p text:style-name="P30">4. Sebutkan apa keutamaan ibadah haji?</text:p>
      <text:p text:style-name="P30">5. Tuliskan niat sholat Tahajud?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09:24:35.175318409</dc:date>
    <dc:creator>Richie Rahmat Hidayat</dc:creator>
    <meta:editing-duration>PT1H25M39S</meta:editing-duration>
    <meta:editing-cycles>33</meta:editing-cycles>
    <meta:document-statistic meta:table-count="0" meta:image-count="0" meta:object-count="0" meta:page-count="8" meta:paragraph-count="369" meta:word-count="1610" meta:character-count="9395" meta:non-whitespace-character-count="7737"/>
  </office:meta>
</office:document-meta>
</file>